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P10" style:family="paragraph" style:parent-style-name="Standard" style:list-style-name="L6"/>
    <style:style style:name="P11" style:family="paragraph" style:parent-style-name="Standard" style:list-style-name="L6">
      <style:text-properties fo:color="#000000" fo:font-weight="bold" style:font-weight-asian="bold" style:font-weight-complex="bold"/>
    </style:style>
    <style:style style:name="P12" style:family="paragraph" style:parent-style-name="Standard" style:list-style-name="L7">
      <style:text-properties fo:color="#ff0000"/>
    </style:style>
    <style:style style:name="P13" style:family="paragraph" style:parent-style-name="Standard" style:list-style-name="L10">
      <style:text-properties fo:color="#ff0000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14" style:family="paragraph" style:parent-style-name="Standard" style:list-style-name="L8"/>
    <style:style style:name="P15" style:family="paragraph" style:parent-style-name="Standard" style:list-style-name="L8">
      <style:text-properties fo:font-weight="bold" style:font-weight-asian="bold" style:font-weight-complex="bold"/>
    </style:style>
    <style:style style:name="P16" style:family="paragraph" style:parent-style-name="Standard" style:list-style-name="L8">
      <style:text-properties fo:font-style="normal" style:font-style-asian="normal" style:font-style-complex="normal"/>
    </style:style>
    <style:style style:name="P17" style:family="paragraph" style:parent-style-name="Standard" style:list-style-name="L10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 style:parent-style-name="Standard" style:list-style-name="L9"/>
    <style:style style:name="P19" style:family="paragraph" style:parent-style-name="Standard" style:list-style-name="L10"/>
    <style:style style:name="P20" style:family="paragraph" style:parent-style-name="Standard" style:list-style-name="L10">
      <style:text-properties style:text-underline-style="solid" style:text-underline-width="auto" style:text-underline-color="font-color" fo:font-weight="bold" style:font-weight-asian="bold" style:font-weight-complex="bold"/>
    </style:style>
    <style:style style:name="P21" style:family="paragraph" style:parent-style-name="Standard" style:list-style-name="L10">
      <style:text-properties style:text-position="0% 100%"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Standard" style:list-style-name="L10">
      <style:text-properties style:text-position="0% 100%" style:text-underline-style="solid" style:text-underline-width="auto" style:text-underline-color="font-color" fo:font-weight="normal" style:font-weight-asian="normal" style:font-weight-complex="normal"/>
    </style:style>
    <style:style style:name="P23" style:family="paragraph" style:parent-style-name="Standard" style:list-style-name="L10">
      <style:text-properties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P24" style:family="paragraph" style:parent-style-name="Standard" style:list-style-name="L10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25" style:family="paragraph" style:parent-style-name="Standard" style:list-style-name="L10">
      <style:text-properties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6" style:family="paragraph" style:parent-style-name="Standard" style:list-style-name="L10">
      <style:text-properties style:use-window-font-color="true" style:text-position="0% 100%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27" style:family="paragraph" style:parent-style-name="Heading_20_1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color="#ff0000"/>
    </style:style>
    <style:style style:name="T6" style:family="text">
      <style:text-properties fo:color="#ff0000" fo:font-style="normal" style:font-style-asian="normal" style:font-style-complex="normal"/>
    </style:style>
    <style:style style:name="T7" style:family="text">
      <style:text-properties fo:color="#ff0000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ff0000" style:text-position="sub 58%"/>
    </style:style>
    <style:style style:name="T9" style:family="text">
      <style:text-properties fo:color="#00b8ff"/>
    </style:style>
    <style:style style:name="T10" style:family="text">
      <style:text-properties fo:color="#00b8ff" fo:font-style="normal" style:font-style-asian="normal" style:font-style-complex="normal"/>
    </style:style>
    <style:style style:name="T11" style:family="text">
      <style:text-properties fo:color="#00b8ff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color="#00b8ff" fo:font-style="normal" style:text-underline-style="none" style:font-style-asian="normal" style:font-style-complex="normal"/>
    </style:style>
    <style:style style:name="T13" style:family="text">
      <style:text-properties style:text-position="sub 58%"/>
    </style:style>
    <style:style style:name="T14" style:family="text">
      <style:text-properties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style:text-position="sub 58%" fo:font-style="normal" style:text-underline-style="none" style:font-style-asian="normal" style:font-style-complex="normal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0% 100%"/>
    </style:style>
    <style:style style:name="T18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style:text-position="super 58%"/>
    </style:style>
    <style:style style:name="T20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style:use-window-font-color="tru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Sažetak rada “Indexing compressed text” (Ferragina i Manzini)</text:h>
      <text:p text:style-name="P3"/>
      <text:list xml:id="list574038883" text:style-name="L1">
        <text:list-item>
          <text:p text:style-name="P5">Glavna poanta: Izgraditi index koji zauzima otprilike jednako mjesta kao i kompresirani tekst T</text:p>
          <text:list>
            <text:list-item>
              <text:p text:style-name="P5">to se postize tako da se index sastoji od kompresirane rijeci T i dodatnih podatkovnih struktura</text:p>
            </text:list-item>
          </text:list>
        </text:list-item>
      </text:list>
      <text:p text:style-name="Standard"/>
      <text:list xml:id="list2120974391" text:continue-numbering="true" text:style-name="L1">
        <text:list-item>
          <text:p text:style-name="P5">postoje dva indexa: drugi se nadogradjuje na prvi i omogucuje brze nalazenje trazene rijeci</text:p>
        </text:list-item>
      </text:list>
      <text:p text:style-name="Standard"/>
      <text:p text:style-name="Standard"/>
      <text:p text:style-name="Standard">Index broj 1:</text:p>
      <text:list xml:id="list1395370029" text:style-name="L2">
        <text:list-item>
          <text:list>
            <text:list-item>
              <text:p text:style-name="P6">koristi BW_RLX (algoritam za kompresiju koji koristi BWT) kako bi kompresirao T. Tako dobivena struktura je centralna struktura algoritma.</text:p>
            </text:list-item>
            <text:list-item>
              <text:p text:style-name="P6">Koristi jos dvije pomocne strutkure: prva sluzi za brojanje pojavljivanja rijeci P, a druga za nalazenje pojavljivanja rijeci P.</text:p>
            </text:list-item>
          </text:list>
        </text:list-item>
      </text:list>
      <text:p text:style-name="Standard"/>
      <text:p text:style-name="Standard">Index broj 2:</text:p>
      <text:list xml:id="list373542667" text:style-name="L3">
        <text:list-item>
          <text:list>
            <text:list-item>
              <text:p text:style-name="P7">nadograđuje se na index broj 1</text:p>
            </text:list-item>
            <text:list-item>
              <text:p text:style-name="P7">koristi LZ78 parsiranje indexiranog teksta kako bi ubrzao nalazenje pojavljivanja rijeci P.</text:p>
            </text:list-item>
          </text:list>
        </text:list-item>
      </text:list>
      <text:p text:style-name="Standard"/>
      <text:p text:style-name="Standard">BWT</text:p>
      <text:list xml:id="list202493579" text:style-name="L4">
        <text:list-item>
          <text:list>
            <text:list-item>
              <text:p text:style-name="P8">transformira string T u string L, koji je permutacija od T#.</text:p>
            </text:list-item>
            <text:list-item>
              <text:p text:style-name="P8">L je samo permutacija, stoga BWT ne radi kompresiju (ali nam nudi zgodna svojstva)</text:p>
            </text:list-item>
            <text:list-item>
              <text:p text:style-name="P8">L je zadnji stupac konceptualne matrice M<text:span text:style-name="T13">t</text:span></text:p>
            </text:list-item>
            <text:list-item>
              <text:p text:style-name="P8">L je obicno lakse kompresirati</text:p>
            </text:list-item>
            <text:list-item>
              <text:p text:style-name="P8">L sadrzi neka zgodna svojstva i lakše ga je kompresirati</text:p>
            </text:list-item>
            <text:list-item>
              <text:p text:style-name="P8">iz L se moze rekonstruirati T</text:p>
            </text:list-item>
          </text:list>
        </text:list-item>
      </text:list>
      <text:p text:style-name="Standard"/>
      <text:p text:style-name="Standard">BW_RLX</text:p>
      <text:list xml:id="list1192663139" text:style-name="L5">
        <text:list-item>
          <text:list>
            <text:list-item>
              <text:p text:style-name="P9">algoritam koji koristi BWT kako bi kompresirao string T</text:p>
            </text:list-item>
            <text:list-item>
              <text:p text:style-name="P9">koristi cinjenicu da je L lako kompresirati (tj. daje dobre rezultate pri kompresiji)</text:p>
            </text:list-item>
            <text:list-item>
              <text:p text:style-name="P9">3 koraka:</text:p>
              <text:list>
                <text:list-item>
                  <text:p text:style-name="P9">prvo upotrijebimo MFT kodiranje I dobijemo string L<text:span text:style-name="T13">mft</text:span></text:p>
                </text:list-item>
                <text:list-item>
                  <text:p text:style-name="P9">zatim kompresiramo duge nizove nuli</text:p>
                </text:list-item>
                <text:list-item>
                  <text:p text:style-name="P9">na kraju sve to zakodiramo prefix kodom</text:p>
                </text:list-item>
              </text:list>
            </text:list-item>
          </text:list>
        </text:list-item>
      </text:list>
      <text:p text:style-name="Standard"/>
      <text:p text:style-name="P1">Index broj 1:</text:p>
      <text:list xml:id="list1155471096" text:style-name="L6">
        <text:list-item>
          <text:list>
            <text:list-item>
              <text:p text:style-name="P10">dvije faze: brojanje i nalazenje stringa P</text:p>
            </text:list-item>
            <text:list-item>
              <text:p text:style-name="P10">nalazenje stringa P se nastavlja na brojanje pojavljivanje stringa P</text:p>
            </text:list-item>
            <text:list-item>
              <text:p text:style-name="P11">1. faza (brojanje):</text:p>
              <text:list>
                <text:list-item>
                  <text:p text:style-name="P10"><text:span text:style-name="T9">BACKWARD_SEARCH(P)</text:span> algoritam</text:p>
                  <text:list>
                    <text:list-item>
                      <text:p text:style-name="P10">koristi upite C(_) i Occ(_,_)</text:p>
                    </text:list-item>
                    <text:list-item>
                      <text:p text:style-name="P10">brzina zapitkivanja za Occ(_,_) najvise utjece na cijeli algoritam</text:p>
                    </text:list-item>
                    <text:list-item>
                      <text:p text:style-name="P10">kako bi bilo dovoljno brzo (O(p)), koristi se nekoliko pomocnih struktura koje se sve zajedno nazivaju Opp(T)</text:p>
                    </text:list-item>
                  </text:list>
                </text:list-item>
              </text:list>
            </text:list-item>
          </text:list>
        </text:list-item>
      </text:list>
      <text:list xml:id="list1261929401" text:style-name="L7">
        <text:list-item>
          <text:list>
            <text:list-item>
              <text:list>
                <text:list-item>
                  <text:p text:style-name="P12">te strukture nisu jednostavne, nisam ih uspio shvatiti, trebalo bi ih dobro prouciti</text:p>
                </text:list-item>
              </text:list>
            </text:list-item>
          </text:list>
        </text:list-item>
      </text:list>
      <text:list xml:id="list57563782" text:style-name="L8">
        <text:list-item>
          <text:list>
            <text:list-item>
              <text:list>
                <text:list-item>
                  <text:p text:style-name="P14">REZULTAT: dvojka (First, Last) gdje je First indeks prvog retka a Last indeks zadnjeg retka u M<text:span text:style-name="T13">t</text:span> koji je prefiksiran stringom P. Last – First + 1 je jednako broju pojavljivanja stringa P (occ = Last – First + 1)</text:p>
                </text:list-item>
              </text:list>
            </text:list-item>
            <text:list-item>
              <text:p text:style-name="P15">2. faza (lociranje):</text:p>
              <text:list>
                <text:list-item>
                  <text:p text:style-name="P14">koristi Opp(T) koji smo konstruirali u 1. fazi</text:p>
                </text:list-item>
                <text:list-item>
                  <text:p text:style-name="P14">osnovno pitanje: na kojem mjestu u stringu T pocinje redak <text:span text:style-name="T1">i</text:span> iz matrice M<text:span text:style-name="T13">t</text:span>?</text:p>
                  <text:list>
                    <text:list-item>
                      <text:p text:style-name="P14">kad bi to znali, znali bi i locirati pojavljivanja stringa P</text:p>
                    </text:list-item>
                    <text:list-item>
                      <text:p text:style-name="P14">na to ce nam odgovoriti algoritam GET_POSITION(i)</text:p>
                    </text:list-item>
                  </text:list>
                </text:list-item>
                <text:list-item>
                  <text:p text:style-name="P14">definiramo: Pos(i) = mjesto u stringu T na kojem pocinje redak <text:span text:style-name="T1">i </text:span><text:span text:style-name="T2">iz M</text:span><text:span text:style-name="T16">t</text:span></text:p>
                </text:list-item>
                <text:list-item>
                  <text:p text:style-name="P14"><text:span text:style-name="T10">BACKWARD_STEP(i)</text:span><text:span text:style-name="T2"> algoritam → pomocni algoritam</text:span></text:p>
                  <text:list>
                    <text:list-item>
                      <text:p text:style-name="P14"><text:span text:style-name="T2">omogucuje sljedece: ako imamo index retka </text:span><text:span text:style-name="T1">i</text:span><text:span text:style-name="T2">, onda mozemo izracunati index retka </text:span><text:span text:style-name="T1">j</text:span><text:span text:style-name="T2"> takav da Pos(j) = Pos(i) – 1</text:span></text:p>
                    </text:list-item>
                    <text:list-item>
                      <text:p text:style-name="P16">koristi Opp(T) (jer mu treba Occ(_,_) i C(_))</text:p>
                    </text:list-item>
                    <text:list-item>
                      <text:p text:style-name="P14"><text:span text:style-name="T2">vraca </text:span><text:span text:style-name="T1">j</text:span><text:span text:style-name="T2"> ili javlja da je Pos(i) = 1</text:span></text:p>
                    </text:list-item>
                  </text:list>
                </text:list-item>
                <text:list-item>
                  <text:p text:style-name="P16"><text:span text:style-name="T9">GET_POSITION(i)</text:span> algoritam → glavni algoritam</text:p>
                  <text:list>
                    <text:list-item>
                      <text:p text:style-name="P16">vraca poziciju retka iz Mt sa indeksom <text:span text:style-name="T1">i </text:span>unutar stringa T</text:p>
                    </text:list-item>
                    <text:list-item>
                      <text:p text:style-name="P16">koristi algoritam BACKWARD_STEP</text:p>
                    </text:list-item>
                    <text:list-item>
                      <text:p text:style-name="P16">za neke retke unaprijed pamtimo odgovor, tako bitno ubrzavamo racunanje</text:p>
                    </text:list-item>
                  </text:list>
                </text:list-item>
              </text:list>
            </text:list-item>
          </text:list>
        </text:list-item>
      </text:list>
      <text:list xml:id="list2079408205" text:style-name="L9">
        <text:list-item>
          <text:list>
            <text:list-item>
              <text:list>
                <text:list-item>
                  <text:p text:style-name="P18"><text:span text:style-name="T2">za to koristimo podatkovnu strukturu S (</text:span><text:span text:style-name="T6">nju trebam jos bolje prouciti</text:span><text:span text:style-name="T2">)</text:span></text:p>
                </text:list-item>
              </text:list>
            </text:list-item>
          </text:list>
        </text:list-item>
      </text:list>
      <text:p text:style-name="P4"/>
      <text:p text:style-name="P4"><text:tab/></text:p>
      <text:p text:style-name="P2">Index broj 2:</text:p>
      <text:list xml:id="list425766662" text:style-name="L10">
        <text:list-item>
          <text:p text:style-name="P17">temelji se na indexu broj 1, ali na drugačiji (brži) način locira string P </text:p>
          <text:list>
            <text:list-item>
              <text:p text:style-name="P17">koristi fazu 1 iz indexa broj 1 (brojanje je isto kao i tamo, Opp(T) i sve to), ali faza 2 je drukčija (ona naravno opet koristi Opp(_))</text:p>
            </text:list-item>
          </text:list>
        </text:list-item>
        <text:list-item>
          <text:p text:style-name="P20"><text:span text:style-name="T3">koristi LZ78 parsiranje: iz T parsiranjem dobijemo T</text:span><text:span text:style-name="T14">$ </text:span></text:p>
          <text:list>
            <text:list-item>
              <text:p text:style-name="P21"><text:span text:style-name="T3">T</text:span><text:span text:style-name="T14">$</text:span><text:span text:style-name="T3"> = T</text:span><text:span text:style-name="T14">1</text:span><text:span text:style-name="T3">$T</text:span><text:span text:style-name="T14">2</text:span><text:span text:style-name="T3">$...$T</text:span><text:span text:style-name="T14">d</text:span><text:span text:style-name="T3">$</text:span></text:p>
            </text:list-item>
            <text:list-item>
              <text:p text:style-name="P21"><text:span text:style-name="T3">napomena: sve riječi T</text:span><text:span text:style-name="T14">i</text:span><text:span text:style-name="T3"> će biti međusobno različite osim zadnje, koja može biti jednaka nekoj od ostalih riječi</text:span></text:p>
            </text:list-item>
            <text:list-item>
              <text:p text:style-name="P21"><text:span text:style-name="T3">pamtimo pozicije $ u stringu T: <text:s/>za $ od T</text:span><text:span text:style-name="T14">i</text:span><text:span text:style-name="T3"> pamtimo 1+|T</text:span><text:span text:style-name="T14">1</text:span><text:span text:style-name="T3">|+|T</text:span><text:span text:style-name="T14">2</text:span><text:span text:style-name="T3">|+...+|T</text:span><text:span text:style-name="T14">i</text:span><text:span text:style-name="T3">|</text:span></text:p>
            </text:list-item>
          </text:list>
        </text:list-item>
        <text:list-item>
          <text:p text:style-name="P21"><text:span text:style-name="T3">uvodimo T</text:span><text:span text:style-name="T14">$</text:span><text:span text:style-name="T20">R</text:span><text:span text:style-name="T3"> → obrnuti T</text:span><text:span text:style-name="T14">$</text:span><text:span text:style-name="T3"> (baš svaki znak obrnut, uključujući i $)</text:span></text:p>
        </text:list-item>
        <text:list-item>
          <text:p text:style-name="P23">1. faza (brojanje)</text:p>
          <text:list>
            <text:list-item>
              <text:p text:style-name="P24">ista kao u indexu broj 1</text:p>
            </text:list-item>
          </text:list>
        </text:list-item>
        <text:list-item>
          <text:p text:style-name="P23">2. faza (lociranje)</text:p>
          <text:list>
            <text:list-item>
              <text:p text:style-name="P24">vremenska složenost: O(p + occ)</text:p>
            </text:list-item>
            <text:list-item>
              <text:p text:style-name="P24">dijelimo ju na dvije vrste lociranja (dakle na dva algoritma): </text:p>
              <text:list>
                <text:list-item>
                  <text:p text:style-name="P22"><text:span text:style-name="T4">lociranje internih pojavljivanja: kada se P cijeli nalazi unutar neke riječi T</text:span><text:span text:style-name="T15">i</text:span></text:p>
                </text:list-item>
                <text:list-item>
                  <text:p text:style-name="P22"><text:span text:style-name="T4">lociranje preklapajućih pojavljivanja: kada se P prostire kroz više riječi T</text:span><text:span text:style-name="T15">i</text:span><text:span text:style-name="T4">, T</text:span><text:span text:style-name="T15">i+1</text:span><text:span text:style-name="T4">, …, T</text:span><text:span text:style-name="T15">i+h</text:span></text:p>
                </text:list-item>
              </text:list>
            </text:list-item>
            <text:list-item>
              <text:p text:style-name="P25">lociranje internih pojavljivanja</text:p>
              <text:list>
                <text:list-item>
                  <text:p text:style-name="P24">predstavimo string T pomoću suffiks stabla (Trie) u kojem će svako slovo predstavljati jednu riječ: možemo to napraviti jer je skup svih riječi T<text:span text:style-name="T13">i</text:span> prefiks-kompletan (zbog prirode LZ78 parsiranja). <text:span text:style-name="T5">Moguće da postoje dvije iste riječi (zbog T</text:span><text:span text:style-name="T8">d</text:span><text:span text:style-name="T5">), što onda? <text:line-break/></text:span><text:span text:style-name="T21">U čvorovima pamtimo početne pozicije riječi.</text:span></text:p>
                </text:list-item>
                <text:list-item>
                  <text:p text:style-name="P26">strategija za nalaženje pojavljivanja riječi P:</text:p>
                  <text:list>
                    <text:list-item>
                      <text:p text:style-name="P21"><text:span text:style-name="T3">nađemo sve riječi T</text:span><text:span text:style-name="T14">i</text:span><text:span text:style-name="T3"> kojima je P suffix. Sve ostale riječi koje sadrže riječ P bit će sadržane u njihovim podstablima (to je tako zbog prefiks-kompletnosti: ako neka riječ T</text:span><text:span text:style-name="T14">i</text:span><text:span text:style-name="T3"> sadrži P u sebi, sigurno postoji riječ T</text:span><text:span text:style-name="T14">j</text:span><text:span text:style-name="T3"> koja je prefiks od T</text:span><text:span text:style-name="T14">i</text:span><text:span text:style-name="T3"> a kojoj je P suffix)</text:span></text:p>
                    </text:list-item>
                    <text:list-item>
                      <text:p text:style-name="P24">kraće: treba samo naći riječi kojima je P suffix i obići podstabla kako bi pročitali pozicije (treba mrvicu računati).</text:p>
                    </text:list-item>
                    <text:list-item>
                      <text:p text:style-name="P23">kako to efikasno napraviti?</text:p>
                      <text:list>
                        <text:list-item>
                          <text:p text:style-name="P21"><text:span text:style-name="T3">koristimo matricu M</text:span><text:span text:style-name="T14">T$R</text:span><text:span text:style-name="T3">: svaka riječ T</text:span><text:span text:style-name="T14">i</text:span><text:span text:style-name="T3"> ima odgovarajući redak u matrici</text:span></text:p>
                        </text:list-item>
                        <text:list-item>
                          <text:p text:style-name="P21"><text:span text:style-name="T3">da bi našli riječi T</text:span><text:span text:style-name="T14">i</text:span><text:span text:style-name="T3"> kojima je P suffix trebamo naći sve retke matrice kojima je $P</text:span><text:span text:style-name="T20">R</text:span><text:span text:style-name="T3"> prefix → to napravimo lako jer nam tu akciju nudi struktura Opp</text:span></text:p>
                        </text:list-item>
                        <text:list-item>
                          <text:p text:style-name="P21"><text:span text:style-name="T3">kad nađemo retke u matrici, treba ih povezati sa odgovarajućim riječima T</text:span><text:span text:style-name="T14">i</text:span><text:span text:style-name="T3">: to radimo tako da unaprijed za te riječi zapamtimo koji su njihovi retci u matrici, to spremimo u neki array N[1,d] (doznamo retke koristeći Opp koji pitamo za retke koji počinju sa $T</text:span><text:span text:style-name="T14">i</text:span><text:span text:style-name="T20">R</text:span><text:span text:style-name="T3"> I onda uzmemo prvi od tih redaka, to mozemo jer je dolar manji od abecedi od ostalih znakova pa ce $T</text:span><text:span text:style-name="T14">i</text:span><text:span text:style-name="T20">R</text:span><text:span text:style-name="T3">$ biti prvi od redaka prefiksiranih sa $T</text:span><text:span text:style-name="T14">i</text:span><text:span text:style-name="T20">R</text:span><text:span text:style-name="T3">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1"><text:span text:style-name="T4">strukture: </text:span><text:span text:style-name="T3">Trie </text:span><text:span text:style-name="T7">(kako efikasno pamtiti pokazivače na djecu?)</text:span><text:span text:style-name="T3">, array N</text:span></text:p>
                </text:list-item>
                <text:list-item>
                  <text:p text:style-name="P21"><text:span text:style-name="T4">zahtjevi: </text:span><text:span text:style-name="T3">da imamo na raspolaganju Opp($T</text:span><text:span text:style-name="T20">R</text:span><text:span text:style-name="T3">) koja vraća brojeve redaka (bolje raspon pošto će retci uvijek biti uzastopni)</text:span></text:p>
                </text:list-item>
                <text:list-item>
                  <text:p text:style-name="P23">pretprocessing:</text:p>
                  <text:list>
                    <text:list-item>
                      <text:p text:style-name="P24">izgradi Trie</text:p>
                    </text:list-item>
                    <text:list-item>
                      <text:p text:style-name="P19"><text:span text:style-name="T18">napravi Opp(T</text:span><text:span text:style-name="T14">$</text:span><text:span text:style-name="T20">R</text:span><text:span text:style-name="T18">)</text:span></text:p>
                    </text:list-item>
                    <text:list-item>
                      <text:p text:style-name="P24"><text:span text:style-name="T3">pitaj Opp za $T</text:span><text:span text:style-name="T13">i</text:span><text:span text:style-name="T19">R</text:span><text:span text:style-name="T3">$ za i el. {1..d} (dakle postavit ćemo d upita), spremi dobivene </text:span><text:soft-page-break/><text:span text:style-name="T3">brojeve redaka u array N</text:span></text:p>
                    </text:list-item>
                  </text:list>
                </text:list-item>
                <text:list-item>
                  <text:p text:style-name="P21"><text:span text:style-name="T11">GET_INTERNAL(P)</text:span><text:span text:style-name="T3"> algoritam</text:span></text:p>
                  <text:list>
                    <text:list-item>
                      <text:p text:style-name="P24">pitaj Opp za $P<text:span text:style-name="T19">R</text:span> → tako doznamo riječi T<text:span text:style-name="T13">i</text:span> kojima je P suffix</text:p>
                    </text:list-item>
                    <text:list-item>
                      <text:p text:style-name="P24">obiđi podstabla od svih riječi koje smo našli I dobij iz svakog čvora lokaciju pojavljivanja</text:p>
                    </text:list-item>
                    <text:list-item>
                      <text:p text:style-name="P24">vraća lokacije internih pojavljivanja</text:p>
                    </text:list-item>
                  </text:list>
                </text:list-item>
              </text:list>
            </text:list-item>
            <text:list-item>
              <text:p text:style-name="P25">lociranje preklapajućih pojavljivanja</text:p>
              <text:list>
                <text:list-item>
                  <text:p text:style-name="P22"><text:span text:style-name="T12">GET_OVERLAPPING_LONG(P)</text:span><text:span text:style-name="T4"> algoritam</text:span></text:p>
                  <text:list>
                    <text:list-item>
                      <text:p text:style-name="P24">dva slučaja: dugački uzorci i kratki uzorci</text:p>
                    </text:list-item>
                    <text:list-item>
                      <text:p text:style-name="P13">trebam ovo malo bolje proučiti još, raspisati ovdje još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fo:color="#000000"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</meta:initial-creator>
    <meta:creation-date>2012-04-01T18:30:55</meta:creation-date>
    <meta:generator>LibreOffice/3.3$Unix LibreOffice_project/330m19$Build-401</meta:generator>
    <dc:date>2012-04-10T02:03:50</dc:date>
    <dc:creator>Martin </dc:creator>
    <meta:editing-duration>PT23H34M54S</meta:editing-duration>
    <meta:editing-cycles>162</meta:editing-cycles>
    <meta:document-statistic meta:table-count="0" meta:image-count="0" meta:object-count="0" meta:page-count="4" meta:paragraph-count="88" meta:word-count="1037" meta:character-count="5923"/>
  </office:meta>
</office:document-meta>
</file>